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6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35.49mm"/>
    </style:style>
    <style:style style:name="co4" style:family="table-column">
      <style:table-column-properties fo:break-before="auto" style:column-width="109.56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34.11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37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libr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lib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Calibri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gGenAm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014" table:default-cell-style-name="ce1"/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<text:s/>Quantity</text:p>
          </table:table-cell>
          <table:table-cell table:style-name="ce5" office:value-type="string" calcext:value-type="string">
            <text:p><text:s/>Value</text:p>
          </table:table-cell>
          <table:table-cell table:style-name="ce5" office:value-type="string" calcext:value-type="string">
            <text:p><text:s/>Footprint</text:p>
          </table:table-cell>
          <table:table-cell table:style-name="ce5" office:value-type="string" calcext:value-type="string">
            <text:p>Supplier</text:p>
          </table:table-cell>
          <table:table-cell table:style-name="ce7" office:value-type="string" calcext:value-type="string">
            <text:p>Order code</text:p>
          </table:table-cell>
          <table:table-cell table:style-name="ce5" office:value-type="string" calcext:value-type="string">
            <text:p>Price 1 PCB</text:p>
          </table:table-cell>
          <table:table-cell table:style-name="ce5" office:value-type="string" calcext:value-type="string">
            <text:p>Price PCB discount 1</text:p>
          </table:table-cell>
          <table:table-cell table:style-name="ce5" office:value-type="string" calcext:value-type="string">
            <text:p>Price PCB discount 2</text:p>
          </table:table-cell>
          <table:table-cell table:style-name="ce5"/>
          <table:table-cell table:style-name="ce5" office:value-type="string" calcext:value-type="string">
            <text:p>Order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 C11 C12 C13 C15 C2 C25 C3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Farnell</text:p>
          </table:table-cell>
          <table:table-cell office:value-type="float" office:value="8819920" calcext:value-type="float">
            <text:p>8819920</text:p>
          </table:table-cell>
          <table:table-cell office:value-type="float" office:value="0.0971" calcext:value-type="float">
            <text:p>0,0971</text:p>
          </table:table-cell>
          <table:table-cell table:number-columns-repeated="2" office:value-type="float" office:value="0.0469" calcext:value-type="float">
            <text:p>0,04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0 C16 C24 C4 C5 C6 C8 C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Farnell</text:p>
          </table:table-cell>
          <table:table-cell office:value-type="float" office:value="1740614" calcext:value-type="float">
            <text:p>1740614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0.0904" calcext:value-type="float">
            <text:p>0,0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4 C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Farnell</text:p>
          </table:table-cell>
          <table:table-cell table:number-columns-repeated="4" office:value-type="string" calcext:value-type="string">
            <text:p>NO ORDER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 C18 C19 C20 C21 C22 C26 C27 C28 C34 C35 C36 C37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2211179" calcext:value-type="float">
            <text:p>2211179</text:p>
          </table:table-cell>
          <table:table-cell table:number-columns-repeated="2" office:value-type="float" office:value="0.177" calcext:value-type="float">
            <text:p>0,177</text:p>
          </table:table-cell>
          <table:table-cell office:value-type="float" office:value="0.0856" calcext:value-type="float">
            <text:p>0,08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3 C2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759057" calcext:value-type="float">
            <text:p>1759057</text:p>
          </table:table-cell>
          <table:table-cell table:number-columns-repeated="2" office:value-type="float" office:value="0.0138" calcext:value-type="float">
            <text:p>0,0138</text:p>
          </table:table-cell>
          <table:table-cell office:value-type="float" office:value="0.0107" calcext:value-type="float">
            <text:p>0,0107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30 C31 C3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P_Elec_4x5.8</text:p>
          </table:table-cell>
          <table:table-cell office:value-type="string" calcext:value-type="string">
            <text:p>Farnell</text:p>
          </table:table-cell>
          <table:table-cell office:value-type="float" office:value="2611368" calcext:value-type="float">
            <text:p>2611368</text:p>
          </table:table-cell>
          <table:table-cell office:value-type="float" office:value="0.0853" calcext:value-type="float">
            <text:p>0,0853</text:p>
          </table:table-cell>
          <table:table-cell table:number-columns-repeated="2" office:value-type="float" office:value="0.0562" calcext:value-type="float">
            <text:p>0,0562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3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s_SMD:CP_Elec_6.3x7.7</text:p>
          </table:table-cell>
          <table:table-cell office:value-type="string" calcext:value-type="string">
            <text:p>Farnell</text:p>
          </table:table-cell>
          <table:table-cell office:value-type="float" office:value="2611356" calcext:value-type="float">
            <text:p>2611356</text:p>
          </table:table-cell>
          <table:table-cell office:value-type="float" office:value="0.126" calcext:value-type="float">
            <text:p>0,126</text:p>
          </table:table-cell>
          <table:table-cell office:value-type="float" office:value="0.0831" calcext:value-type="float">
            <text:p>0,0831</text:p>
          </table:table-cell>
          <table:table-cell office:value-type="float" office:value="0.0746" calcext:value-type="float">
            <text:p>0,0746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3Z12VST1G</text:p>
          </table:table-cell>
          <table:table-cell office:value-type="string" calcext:value-type="string">
            <text:p>Diodes_SMD:D_SOD-323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2463485" calcext:value-type="float">
            <text:p>2463485</text:p>
          </table:table-cell>
          <table:table-cell office:value-type="float" office:value="0.252" calcext:value-type="float">
            <text:p>0,252</text:p>
          </table:table-cell>
          <table:table-cell table:number-columns-repeated="2" office:value-type="float" office:value="0.0726" calcext:value-type="float">
            <text:p>0,07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5 D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0520L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863141" calcext:value-type="float">
            <text:p>1863141</text:p>
          </table:table-cell>
          <table:table-cell office:value-type="float" office:value="2.51" calcext:value-type="float">
            <text:p>2,51</text:p>
          </table:table-cell>
          <table:table-cell table:number-columns-repeated="2" office:value-type="float" office:value="1.42" calcext:value-type="float">
            <text:p>1,42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3Z2V7B</text:p>
          </table:table-cell>
          <table:table-cell office:value-type="string" calcext:value-type="string">
            <text:p>Diodes_SMD:D_SOD-323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2824923" calcext:value-type="float">
            <text:p>2824923</text:p>
          </table:table-cell>
          <table:table-cell office:value-type="float" office:value="0.0799" calcext:value-type="float">
            <text:p>0,0799</text:p>
          </table:table-cell>
          <table:table-cell table:number-columns-repeated="2" office:value-type="float" office:value="0.0741" calcext:value-type="float">
            <text:p>0,07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s:LED_0603</text:p>
          </table:table-cell>
          <table:table-cell office:value-type="string" calcext:value-type="string">
            <text:p>Farnell</text:p>
          </table:table-cell>
          <table:table-cell office:value-type="float" office:value="2426215" calcext:value-type="float">
            <text:p>2426215</text:p>
          </table:table-cell>
          <table:table-cell office:value-type="float" office:value="0.0463" calcext:value-type="float">
            <text:p>0,0463</text:p>
          </table:table-cell>
          <table:table-cell table:number-columns-repeated="2" office:value-type="float" office:value="0.0461" calcext:value-type="float">
            <text:p>0,0461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DCAN24-2BLY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Farnell</text:p>
          </table:table-cell>
          <table:table-cell office:value-type="float" office:value="2334359" calcext:value-type="float">
            <text:p>2334359</text:p>
          </table:table-cell>
          <table:table-cell office:value-type="float" office:value="0.279" calcext:value-type="float">
            <text:p>0,279</text:p>
          </table:table-cell>
          <table:table-cell office:value-type="float" office:value="0.189" calcext:value-type="float">
            <text:p>0,189</text:p>
          </table:table-cell>
          <table:table-cell office:value-type="float" office:value="0.119" calcext:value-type="float">
            <text:p>0,119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16U2-AU</text:p>
          </table:table-cell>
          <table:table-cell office:value-type="string" calcext:value-type="string">
            <text:p>Housings_QFP:TQFP-32_7x7mm_Pitch0.8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MEGA16U2-AU-ND</text:p>
          </table:table-cell>
          <table:table-cell office:value-type="float" office:value="2.09" calcext:value-type="float">
            <text:p>2,09</text:p>
          </table:table-cell>
          <table:table-cell table:number-columns-repeated="2" office:value-type="float" office:value="1.9188" calcext:value-type="float">
            <text:p>1,9188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_TRS_5PINS</text:p>
          </table:table-cell>
          <table:table-cell office:value-type="string" calcext:value-type="string">
            <text:p>OpenLab:TRS3.5mm5PIN</text:p>
          </table:table-cell>
          <table:table-cell office:value-type="string" calcext:value-type="string">
            <text:p>Farnell</text:p>
          </table:table-cell>
          <table:table-cell office:value-type="float" office:value="2518190" calcext:value-type="float">
            <text:p>2518190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609" calcext:value-type="float">
            <text:p>0,609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OpenLab:BNC_Socket_TYCO-AMP_FIX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020957" calcext:value-type="float">
            <text:p>1020957</text:p>
          </table:table-cell>
          <table:table-cell office:value-type="float" office:value="1.39" calcext:value-type="float">
            <text:p>1,39</text:p>
          </table:table-cell>
          <table:table-cell office:value-type="float" office:value="1.3" calcext:value-type="float">
            <text:p>1,3</text:p>
          </table:table-cell>
          <table:table-cell office:value-type="float" office:value="1.21" calcext:value-type="float">
            <text:p>1,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OpenLab:BNC_Socket_TYCO-AMP_FIX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020957" calcext:value-type="float">
            <text:p>1020957</text:p>
          </table:table-cell>
          <table:table-cell office:value-type="float" office:value="1.39" calcext:value-type="float">
            <text:p>1,39</text:p>
          </table:table-cell>
          <table:table-cell office:value-type="float" office:value="1.3" calcext:value-type="float">
            <text:p>1,3</text:p>
          </table:table-cell>
          <table:table-cell office:value-type="float" office:value="1.21" calcext:value-type="float">
            <text:p>1,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OpenLab:Pin_Header_Straight_1x01_Pitch2.54mm</text:p>
          </table:table-cell>
          <table:table-cell office:value-type="string" calcext:value-type="string">
            <text:p>Farnell</text:p>
          </table:table-cell>
          <table:table-cell office:value-type="float" office:value="1593423" calcext:value-type="float">
            <text:p>1593423</text:p>
          </table:table-cell>
          <table:table-cell office:value-type="float" office:value="0.204" calcext:value-type="float">
            <text:p>0,204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OpenLab:Pin_Header_Straight_1x04_Pitch2.54mm</text:p>
          </table:table-cell>
          <table:table-cell office:value-type="string" calcext:value-type="string">
            <text:p>Farnell</text:p>
          </table:table-cell>
          <table:table-cell office:value-type="float" office:value="1593423" calcext:value-type="float">
            <text:p>1593423</text:p>
          </table:table-cell>
          <table:table-cell office:value-type="float" office:value="0.204" calcext:value-type="float">
            <text:p>0,204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OpenLab:Pin_Header_Straight_1x01_Pitch2.54mm</text:p>
          </table:table-cell>
          <table:table-cell office:value-type="string" calcext:value-type="string">
            <text:p>Farnell</text:p>
          </table:table-cell>
          <table:table-cell office:value-type="float" office:value="1593423" calcext:value-type="float">
            <text:p>1593423</text:p>
          </table:table-cell>
          <table:table-cell office:value-type="float" office:value="0.204" calcext:value-type="float">
            <text:p>0,204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OpenLab:USB_Micro-B_SMD</text:p>
          </table:table-cell>
          <table:table-cell office:value-type="string" calcext:value-type="string">
            <text:p>Farnell</text:p>
          </table:table-cell>
          <table:table-cell office:value-type="float" office:value="2293755" calcext:value-type="float">
            <text:p>2293755</text:p>
          </table:table-cell>
          <table:table-cell office:value-type="float" office:value="0.521" calcext:value-type="float">
            <text:p>0,521</text:p>
          </table:table-cell>
          <table:table-cell office:value-type="float" office:value="0.498" calcext:value-type="float">
            <text:p>0,498</text:p>
          </table:table-cell>
          <table:table-cell office:value-type="float" office:value="0.474" calcext:value-type="float">
            <text:p>0,474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penLab:Pin_Header_Straight_1x01_Pitch2.54mm</text:p>
          </table:table-cell>
          <table:table-cell office:value-type="string" calcext:value-type="string">
            <text:p>Farnell</text:p>
          </table:table-cell>
          <table:table-cell office:value-type="float" office:value="1593423" calcext:value-type="float">
            <text:p>1593423</text:p>
          </table:table-cell>
          <table:table-cell office:value-type="float" office:value="0.204" calcext:value-type="float">
            <text:p>0,204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OpenLab:Pin_Header_Straight_1x01_Pitch2.54mm</text:p>
          </table:table-cell>
          <table:table-cell office:value-type="string" calcext:value-type="string">
            <text:p>Farnell</text:p>
          </table:table-cell>
          <table:table-cell office:value-type="float" office:value="1593423" calcext:value-type="float">
            <text:p>1593423</text:p>
          </table:table-cell>
          <table:table-cell office:value-type="float" office:value="0.204" calcext:value-type="float">
            <text:p>0,204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 Q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*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2453323" calcext:value-type="float">
            <text:p>2453323</text:p>
          </table:table-cell>
          <table:table-cell office:value-type="float" office:value="0.148" calcext:value-type="float">
            <text:p>0,148</text:p>
          </table:table-cell>
          <table:table-cell office:value-type="float" office:value="0.145" calcext:value-type="float">
            <text:p>0,145</text:p>
          </table:table-cell>
          <table:table-cell office:value-type="float" office:value="0.0689" calcext:value-type="float">
            <text:p>0,0689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2 Q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07-40*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Farnell</text:p>
          </table:table-cell>
          <table:table-cell office:value-type="float" office:value="1081221" calcext:value-type="float">
            <text:p>1081221</text:p>
          </table:table-cell>
          <table:table-cell office:value-type="float" office:value="0.0782" calcext:value-type="float">
            <text:p>0,0782</text:p>
          </table:table-cell>
          <table:table-cell office:value-type="float" office:value="0.0273" calcext:value-type="float">
            <text:p>0,0273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 R18 R21 R3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2*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Farnell</text:p>
          </table:table-cell>
          <table:table-cell office:value-type="float" office:value="1576614" calcext:value-type="float">
            <text:p>1576614</text:p>
          </table:table-cell>
          <table:table-cell office:value-type="float" office:value="0.0775" calcext:value-type="float">
            <text:p>0,0775</text:p>
          </table:table-cell>
          <table:table-cell table:number-columns-repeated="2" office:value-type="float" office:value="0.0373" calcext:value-type="float">
            <text:p>0,0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0 R11 R29 R3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*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Farnell</text:p>
          </table:table-cell>
          <table:table-cell office:value-type="float" office:value="2309106" calcext:value-type="float">
            <text:p>2309106</text:p>
          </table:table-cell>
          <table:table-cell office:value-type="float" office:value="0.0081" calcext:value-type="float">
            <text:p>0,0081</text:p>
          </table:table-cell>
          <table:table-cell table:number-columns-repeated="2" office:value-type="float" office:value="0.0066" calcext:value-type="float">
            <text:p>0,0066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2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Farnell</text:p>
          </table:table-cell>
          <table:table-cell office:value-type="float" office:value="2447234" calcext:value-type="float">
            <text:p>2447234</text:p>
          </table:table-cell>
          <table:table-cell office:value-type="float" office:value="0.0033" calcext:value-type="float">
            <text:p>0,0033</text:p>
          </table:table-cell>
          <table:table-cell table:number-columns-repeated="2"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3 R3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Farnell</text:p>
          </table:table-cell>
          <table:table-cell office:value-type="float" office:value="2447333" calcext:value-type="float">
            <text:p>2447333</text:p>
          </table:table-cell>
          <table:table-cell office:value-type="float" office:value="0.0035" calcext:value-type="float">
            <text:p>0,0035</text:p>
          </table:table-cell>
          <table:table-cell table:number-columns-repeated="2" office:value-type="float" office:value="0.0021" calcext:value-type="float">
            <text:p>0,0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4 R24 R33 R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Farnell</text:p>
          </table:table-cell>
          <table:table-cell office:value-type="float" office:value="1779452" calcext:value-type="float">
            <text:p>1779452</text:p>
          </table:table-cell>
          <table:table-cell office:value-type="float" office:value="0.356" calcext:value-type="float">
            <text:p>0,356</text:p>
          </table:table-cell>
          <table:table-cell table:number-columns-repeated="2" office:value-type="float" office:value="0.144" calcext:value-type="float">
            <text:p>0,1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5 R23 R34 R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*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469815" calcext:value-type="float">
            <text:p>1469815</text:p>
          </table:table-cell>
          <table:table-cell office:value-type="float" office:value="0.0542" calcext:value-type="float">
            <text:p>0,0542</text:p>
          </table:table-cell>
          <table:table-cell table:number-columns-repeated="2" office:value-type="float" office:value="0.0217" calcext:value-type="float">
            <text:p>0,0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6 R17 R19 R20 R36 R37 R39 R40 R47 R48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Farnell</text:p>
          </table:table-cell>
          <table:table-cell office:value-type="float" office:value="2447230" calcext:value-type="float">
            <text:p>2447230</text:p>
          </table:table-cell>
          <table:table-cell office:value-type="float" office:value="0.0035" calcext:value-type="float">
            <text:p>0,0035</text:p>
          </table:table-cell>
          <table:table-cell table:number-columns-repeated="2" office:value-type="float" office:value="0.0021" calcext:value-type="float">
            <text:p>0,0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 R22 R26 R27 R3 R32 R7 R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Farnell</text:p>
          </table:table-cell>
          <table:table-cell office:value-type="float" office:value="2447226" calcext:value-type="float">
            <text:p>2447226</text:p>
          </table:table-cell>
          <table:table-cell office:value-type="float" office:value="0.0033" calcext:value-type="float">
            <text:p>0,0033</text:p>
          </table:table-cell>
          <table:table-cell table:number-columns-repeated="2"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5 R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*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Farnell</text:p>
          </table:table-cell>
          <table:table-cell office:value-type="float" office:value="2447230" calcext:value-type="float">
            <text:p>2447230</text:p>
          </table:table-cell>
          <table:table-cell office:value-type="float" office:value="0.0035" calcext:value-type="float">
            <text:p>0,0035</text:p>
          </table:table-cell>
          <table:table-cell table:number-columns-repeated="2" office:value-type="float" office:value="0.0021" calcext:value-type="float">
            <text:p>0,0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8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*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2447488" calcext:value-type="float">
            <text:p>2447488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.0066" calcext:value-type="float">
            <text:p>0,00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1 R42 R43 R44 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Farnell</text:p>
          </table:table-cell>
          <table:table-cell office:value-type="float" office:value="2447227" calcext:value-type="float">
            <text:p>2447227</text:p>
          </table:table-cell>
          <table:table-cell office:value-type="float" office:value="0.0035" calcext:value-type="float">
            <text:p>0,0035</text:p>
          </table:table-cell>
          <table:table-cell table:number-columns-repeated="2" office:value-type="float" office:value="0.0021" calcext:value-type="float">
            <text:p>0,0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5 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Farnell</text:p>
          </table:table-cell>
          <table:table-cell office:value-type="float" office:value="1469815" calcext:value-type="float">
            <text:p>1469815</text:p>
          </table:table-cell>
          <table:table-cell office:value-type="float" office:value="0.0542" calcext:value-type="float">
            <text:p>0,0542</text:p>
          </table:table-cell>
          <table:table-cell table:number-columns-repeated="2" office:value-type="float" office:value="0.0217" calcext:value-type="float">
            <text:p>0,0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6 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Farnell</text:p>
          </table:table-cell>
          <table:table-cell office:value-type="float" office:value="2447392" calcext:value-type="float">
            <text:p>2447392</text:p>
          </table:table-cell>
          <table:table-cell office:value-type="float" office:value="0.0035" calcext:value-type="float">
            <text:p>0,0035</text:p>
          </table:table-cell>
          <table:table-cell table:number-columns-repeated="2" office:value-type="float" office:value="0.0021" calcext:value-type="float">
            <text:p>0,0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9 R50 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Farnell</text:p>
          </table:table-cell>
          <table:table-cell office:value-type="float" office:value="2447301" calcext:value-type="float">
            <text:p>2447301</text:p>
          </table:table-cell>
          <table:table-cell office:value-type="float" office:value="0.0033" calcext:value-type="float">
            <text:p>0,0033</text:p>
          </table:table-cell>
          <table:table-cell table:number-columns-repeated="2"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s:Potentiometer_Trimmer-EVM3E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689863" calcext:value-type="float">
            <text:p>1689863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.216" calcext:value-type="float">
            <text:p>0,216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 SW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SMD:SW_SPST_PTS645</text:p>
          </table:table-cell>
          <table:table-cell office:value-type="string" calcext:value-type="string">
            <text:p>Farnell</text:p>
          </table:table-cell>
          <table:table-cell office:value-type="float" office:value="2396053" calcext:value-type="float">
            <text:p>2396053</text:p>
          </table:table-cell>
          <table:table-cell office:value-type="float" office:value="0.418" calcext:value-type="float">
            <text:p>0,418</text:p>
          </table:table-cell>
          <table:table-cell table:number-columns-repeated="2" office:value-type="float" office:value="0.339" calcext:value-type="float">
            <text:p>0,339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 U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034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8621527" calcext:value-type="float">
            <text:p>8621527</text:p>
          </table:table-cell>
          <table:table-cell office:value-type="float" office:value="4.71" calcext:value-type="float">
            <text:p>4,71</text:p>
          </table:table-cell>
          <table:table-cell office:value-type="float" office:value="3.43" calcext:value-type="float">
            <text:p>3,43</text:p>
          </table:table-cell>
          <table:table-cell office:value-type="float" office:value="3.11" calcext:value-type="float">
            <text:p>3,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3202DR2G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RS-Components</text:p>
          </table:table-cell>
          <table:table-cell office:value-type="string" calcext:value-type="string">
            <text:p>689-6734</text:p>
          </table:table-cell>
          <table:table-cell table:number-columns-repeated="2" office:value-type="float" office:value="0.598" calcext:value-type="float">
            <text:p>0,598</text:p>
          </table:table-cell>
          <table:table-cell office:value-type="float" office:value="0.526" calcext:value-type="float">
            <text:p>0,5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8FEB02</text:p>
          </table:table-cell>
          <table:table-cell office:value-type="string" calcext:value-type="string">
            <text:p>Housings_SSOP:MSOP-10_3x3mm_Pitch0.5mm</text:p>
          </table:table-cell>
          <table:table-cell office:value-type="string" calcext:value-type="string">
            <text:p>RS-Components</text:p>
          </table:table-cell>
          <table:table-cell office:value-type="string" calcext:value-type="string">
            <text:p>912-5271</text:p>
          </table:table-cell>
          <table:table-cell table:number-columns-repeated="2" office:value-type="float" office:value="1.128" calcext:value-type="float">
            <text:p>1,128</text:p>
          </table:table-cell>
          <table:table-cell office:value-type="float" office:value="0.938" calcext:value-type="float">
            <text:p>0,9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 U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60403DBVR</text:p>
          </table:table-cell>
          <table:table-cell office:value-type="string" calcext:value-type="string">
            <text:p>TO_SOT_Packages_SMD:TSOT-23-5</text:p>
          </table:table-cell>
          <table:table-cell office:value-type="string" calcext:value-type="string">
            <text:p>Farnell</text:p>
          </table:table-cell>
          <table:table-cell office:value-type="float" office:value="2342564" calcext:value-type="float">
            <text:p>2342564</text:p>
          </table:table-cell>
          <table:table-cell office:value-type="float" office:value="1.04" calcext:value-type="float">
            <text:p>1,04</text:p>
          </table:table-cell>
          <table:table-cell office:value-type="float" office:value="0.905" calcext:value-type="float">
            <text:p>0,905</text:p>
          </table:table-cell>
          <table:table-cell office:value-type="float" office:value="0.799" calcext:value-type="float">
            <text:p>0,799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OpenLab:Crystal_SMD_HC49-SD</text:p>
          </table:table-cell>
          <table:table-cell office:value-type="string" calcext:value-type="string">
            <text:p>Farnell</text:p>
          </table:table-cell>
          <table:table-cell office:value-type="float" office:value="9713808" calcext:value-type="float">
            <text:p>9713808</text:p>
          </table:table-cell>
          <table:table-cell office:value-type="float" office:value="0.229" calcext:value-type="float">
            <text:p>0,229</text:p>
          </table:table-cell>
          <table:table-cell office:value-type="float" office:value="0.227" calcext:value-type="float">
            <text:p>0,227</text:p>
          </table:table-cell>
          <table:table-cell office:value-type="float" office:value="0.121" calcext:value-type="float">
            <text:p>0,121</text:p>
          </table:table-cell>
          <table:table-cell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igGenAmp.A1:SigGenAmp.K4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.00.0000</text:date>, <text:time style:data-style-name="N2" text:time-value="16:05:05.44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0T16:06:25.155000000</dc:date>
    <meta:editing-duration>PT6H17M51S</meta:editing-duration>
    <meta:editing-cycles>51</meta:editing-cycles>
    <meta:generator>LibreOffice/5.3.7.2$Windows_X86_64 LibreOffice_project/6b8ed514a9f8b44d37a1b96673cbbdd077e24059</meta:generator>
    <meta:document-statistic meta:table-count="1" meta:cell-count="432" meta:object-count="0"/>
  </office:meta>
</office:document-meta>
</file>